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formula="of:=AVERAGE([.B3:.G3])" office:value-type="float" office:value="0.964833333333333" calcext:value-type="float">
            <text:p>0.964833333333333</text:p>
          </table:table-cell>
          <table:table-cell table:formula="of:=[.H3]-[.H19]" office:value-type="float" office:value="-0.0126666666666667" calcext:value-type="float">
            <text:p>-0.0126666666666667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2" office:value-type="float" office:value="0.934" calcext:value-type="float">
            <text:p>0.93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5" calcext:value-type="float">
            <text:p>0.95</text:p>
          </table:table-cell>
          <table:table-cell table:formula="of:=AVERAGE([.B4:.G4])" office:value-type="float" office:value="0.936166666666667" calcext:value-type="float">
            <text:p>0.936166666666667</text:p>
          </table:table-cell>
          <table:table-cell table:formula="of:=[.H4]-[.H20]" office:value-type="float" office:value="0.0438333333333334" calcext:value-type="float">
            <text:p>0.0438333333333334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formula="of:=AVERAGE([.B5:.G5])" office:value-type="float" office:value="0.826666666666667" calcext:value-type="float">
            <text:p>0.826666666666667</text:p>
          </table:table-cell>
          <table:table-cell table:formula="of:=[.H5]-[.H21]" office:value-type="float" office:value="0.0313333333333333" calcext:value-type="float">
            <text:p>0.0313333333333333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33" calcext:value-type="float">
            <text:p>0.733</text:p>
          </table:table-cell>
          <table:table-cell table:formula="of:=AVERAGE([.B6:.G6])" office:value-type="float" office:value="0.752833333333333" calcext:value-type="float">
            <text:p>0.752833333333333</text:p>
          </table:table-cell>
          <table:table-cell table:formula="of:=[.H6]-[.H22]" office:value-type="float" office:value="0.017" calcext:value-type="float">
            <text:p>0.017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23]" office:value-type="float" office:value="-0.0105" calcext:value-type="float">
            <text:p>-0.0105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table:formula="of:=AVERAGE([.B8:.G8])" office:value-type="float" office:value="0.977333333333333" calcext:value-type="float">
            <text:p>0.977333333333333</text:p>
          </table:table-cell>
          <table:table-cell table:formula="of:=[.H8]-[.H24]" office:value-type="float" office:value="-0.00866666666666682" calcext:value-type="float">
            <text:p>-0.00866666666666682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69" calcext:value-type="float">
            <text:p>0.9969</text:p>
          </table:table-cell>
          <table:table-cell table:formula="of:=AVERAGE([.B9:.G9])" office:value-type="float" office:value="0.97125" calcext:value-type="float">
            <text:p>0.97125</text:p>
          </table:table-cell>
          <table:table-cell table:formula="of:=[.H9]-[.H25]" office:value-type="float" office:value="0.00641666666666663" calcext:value-type="float">
            <text:p>0.00641666666666663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formula="of:=AVERAGE([.B10:.G10])" office:value-type="float" office:value="0.995" calcext:value-type="float">
            <text:p>0.995</text:p>
          </table:table-cell>
          <table:table-cell table:formula="of:=[.H10]-[.H26]" office:value-type="float" office:value="-0.005" calcext:value-type="float">
            <text:p>-0.005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27]" office:value-type="float" office:value="0.00433333333333341" calcext:value-type="float">
            <text:p>0.00433333333333341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6"/>
          <table:table-cell table:formula="of:=AVERAGE([.B12:.G12])" office:value-type="string" office:string-value="" calcext:value-type="error">
            <text:p>#DIV/0!</text:p>
          </table:table-cell>
          <table:table-cell table:formula="of:=[.H12]-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um_trees: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AVERAGE([.B19:.G19])" office:value-type="float" office:value="0.9775" calcext:value-type="float">
            <text:p>0.9775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0:.G20])" office:value-type="float" office:value="0.892333333333333" calcext:value-type="float">
            <text:p>0.892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1:.G21])" office:value-type="float" office:value="0.795333333333333" calcext:value-type="float">
            <text:p>0.795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2:.G22])" office:value-type="float" office:value="0.735833333333333" calcext:value-type="float">
            <text:p>0.735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3:.G23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24:.G24])" office:value-type="float" office:value="0.986" calcext:value-type="float">
            <text:p>0.986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25:.G25])" office:value-type="float" office:value="0.964833333333333" calcext:value-type="float">
            <text:p>0.964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6:.G2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27:.G27])" office:value-type="float" office:value="0.950166666666667" calcext:value-type="float">
            <text:p>0.9501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table:formula="of:=AVERAGE([.B28:.G28])" office:value-type="float" office:value="0.8815" calcext:value-type="float">
            <text:p>0.8815</text:p>
          </table:table-cell>
          <table:table-cell/>
        </table:table-row>
        <table:table-row table:style-name="ro2">
          <table:table-cell table:style-name="ce3" office:value-type="string" calcext:value-type="string">
            <text:p>learning_rate: 0.1, num_leaves: 255, num_trees : 128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1T21:37:11.078370178</dc:date>
    <meta:editing-duration>PT46M2S</meta:editing-duration>
    <meta:editing-cycles>3</meta:editing-cycles>
    <meta:generator>LibreOffice/7.4.7.2$Linux_X86_64 LibreOffice_project/40$Build-2</meta:generator>
    <meta:document-statistic meta:table-count="1" meta:cell-count="192" meta:object-count="0"/>
  </office:meta>
</office:document-meta>
</file>